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Fuentedepárrafopredeter." style:family="text">
      <style:text-properties fo:font-size="12pt" style:font-size-asian="12pt" style:font-size-complex="12pt" fo:language="en"/>
    </style:style>
    <style:style style:name="P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>Definition</text:p>
      <text:p text:style-name="P2"><text:span text:style-name="T3">The present project, a program which will carry out a test a p will help us with the recognition of the skills and qualities of young graduates and university students, solving the problem of today in the face of the choice of a higher level career; This will require research on how to identify the Psychological Vocational Guidance Process.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th Ordoñez</meta:initial-creator>
    <dc:creator>Robertth Ordoñez</dc:creator>
    <meta:creation-date>2020-06-25T08:47:00Z</meta:creation-date>
    <dc:date>2020-06-25T08:51:00Z</dc:date>
    <meta:template xlink:href="Normal" xlink:type="simple"/>
    <meta:editing-cycles>1</meta:editing-cycles>
    <meta:editing-duration>PT120S</meta:editing-duration>
    <meta:document-statistic meta:page-count="1" meta:paragraph-count="1" meta:word-count="54" meta:character-count="354" meta:row-count="2" meta:non-whitespace-character-count="301"/>
  </office:meta>
</office:document-meta>
</file>